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solid" draw:stroke-dash="Fine_20_Dashed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solid" draw:stroke-dash="Fine_20_Dashed"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6.985cm" svg:height="4.445cm" svg:x="6.715cm" svg:y="1.635cm">
          <text:p text:style-name="P1">Profile</text:p>
          <text:p text:style-name="P1">3.4.5.4.1</text:p>
        </draw:ellipse>
        <draw:ellipse draw:style-name="gr2" draw:text-style-name="P1" draw:layer="layout" svg:width="5.08cm" svg:height="3.175cm" svg:x="1.635cm" svg:y="10.525cm">
          <text:p text:style-name="P1">Preferences</text:p>
          <text:p text:style-name="P1">3.4.5.4.2</text:p>
        </draw:ellipse>
        <draw:ellipse draw:style-name="gr2" draw:text-style-name="P1" draw:layer="layout" svg:width="6.35cm" svg:height="2.54cm" svg:x="5.445cm" svg:y="14.97cm">
          <text:p text:style-name="P1">Voice Recognition</text:p>
          <text:p text:style-name="P1">3.4.5.4.3</text:p>
        </draw:ellipse>
        <draw:ellipse draw:style-name="gr2" draw:text-style-name="P1" draw:layer="layout" svg:width="4.445cm" svg:height="3.175cm" svg:x="13.7cm" svg:y="18.145cm">
          <text:p text:style-name="P1">Authentication</text:p>
          <text:p text:style-name="P1">3.4.5.4.4</text:p>
        </draw:ellipse>
        <draw:ellipse draw:style-name="gr2" draw:text-style-name="P1" draw:layer="layout" svg:width="5.08cm" svg:height="1.905cm" svg:x="14.97cm" svg:y="8.62cm">
          <text:p text:style-name="P1">Media</text:p>
          <text:p text:style-name="P1">3.4.5.4.5</text:p>
        </draw:ellipse>
        <draw:line draw:style-name="gr3" draw:text-style-name="P1" draw:layer="layout" svg:x1="4.81cm" svg:y1="10.525cm" svg:x2="7.985cm" svg:y2="5.445cm">
          <text:p text:style-name="P1">PRE2PRO</text:p>
          <text:p text:style-name="P1">PRO2PRE</text:p>
        </draw:line>
        <draw:line draw:style-name="gr3" draw:text-style-name="P1" draw:layer="layout" svg:x1="9.255cm" svg:y1="14.97cm" svg:x2="9.89cm" svg:y2="6.08cm">
          <text:p text:style-name="P1">VR2PRO</text:p>
          <text:p text:style-name="P1">PRO2VR</text:p>
        </draw:line>
        <draw:line draw:style-name="gr3" draw:text-style-name="P1" draw:layer="layout" svg:x1="14.97cm" svg:y1="18.145cm" svg:x2="11.795cm" svg:y2="6.08cm">
          <text:p text:style-name="P1">A2PRO</text:p>
          <text:p text:style-name="P1">PRO2A</text:p>
        </draw:line>
        <draw:line draw:style-name="gr3" draw:text-style-name="P1" draw:layer="layout" svg:x1="13.7cm" svg:y1="4.175cm" svg:x2="18.145cm" svg:y2="8.62cm">
          <text:p text:style-name="P1">PRO2M</text:p>
          <text:p text:style-name="P1">M2PRO</text:p>
        </draw:line>
        <draw:line draw:style-name="gr3" draw:text-style-name="P1" draw:layer="layout" svg:x1="9.89cm" svg:y1="17.51cm" svg:x2="13.7cm" svg:y2="20.05cm">
          <text:p text:style-name="P1">VR2A</text:p>
          <text:p text:style-name="P1">A2VR</text:p>
        </draw:line>
        <draw:line draw:style-name="gr3" draw:text-style-name="P1" draw:layer="layout" svg:x1="16.875cm" svg:y1="18.145cm" svg:x2="18.145cm" svg:y2="10.525cm">
          <text:p text:style-name="P1">A2M</text:p>
          <text:p text:style-name="P1">M2A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30T17:58:44</meta:creation-date>
    <meta:generator>OpenOffice.org/3.3$Unix OpenOffice.org_project/330m20$Build-9567</meta:generator>
    <dc:date>2011-11-30T18:13:54</dc:date>
    <meta:editing-duration>PT11M7S</meta:editing-duration>
    <meta:editing-cycles>1</meta:editing-cycles>
    <meta:document-statistic meta:object-count="11"/>
  </office:meta>
</office:document-meta>
</file>